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1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GB" fo:background-color="transparent"/>
    </style:style>
    <style:style style:name="P3" style:family="paragraph" style:parent-style-name="Text_20_body">
      <style:paragraph-properties fo:margin-top="0cm" fo:margin-bottom="0cm"/>
      <style:text-properties fo:language="en" fo:country="GB"/>
    </style:style>
    <style:style style:name="P4" style:family="paragraph" style:parent-style-name="Text_20_body">
      <style:paragraph-properties fo:margin-top="0cm" fo:margin-bottom="0cm"/>
      <style:text-properties fo:language="en" fo:country="GB" fo:background-color="transparent"/>
    </style:style>
    <style:style style:name="P5" style:family="paragraph" style:parent-style-name="Text_20_body">
      <style:paragraph-properties fo:margin-top="0cm" fo:margin-bottom="0cm" fo:keep-together="always"/>
      <style:text-properties fo:language="en" fo:country="GB"/>
    </style:style>
    <style:style style:name="P6" style:family="paragraph" style:parent-style-name="Text_20_body">
      <style:paragraph-properties fo:margin-top="0cm" fo:margin-bottom="0cm" fo:text-align="justify" style:justify-single-word="false"/>
      <style:text-properties fo:language="en" fo:country="GB"/>
    </style:style>
    <style:style style:name="P7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8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font-weight="bold" fo:background-color="transparent"/>
    </style:style>
    <style:style style:name="P9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background-color="transparent"/>
    </style:style>
    <style:style style:name="P10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GB"/>
    </style:style>
    <style:style style:name="P11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12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language="en" fo:country="GB" fo:background-color="transparent"/>
    </style:style>
    <style:style style:name="P13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font-size="10pt" fo:language="en" fo:country="GB" fo:background-color="transparent"/>
    </style:style>
    <style:style style:name="P14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font-weight="bold" fo:background-color="transparent"/>
    </style:style>
    <style:style style:name="P15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16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font-style="italic" fo:background-color="transparent"/>
    </style:style>
    <style:style style:name="P17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18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GB" fo:font-style="italic" fo:background-color="transparent"/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Heading_20_2">
      <style:text-properties fo:language="en" fo:country="GB"/>
    </style:style>
    <style:style style:name="P22" style:family="paragraph" style:parent-style-name="Heading_20_1">
      <style:text-properties fo:language="en" fo:country="GB"/>
    </style:style>
    <style:style style:name="P23" style:family="paragraph" style:parent-style-name="Standard" style:list-style-name="L3">
      <style:paragraph-properties fo:margin-left="4.001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4" style:family="paragraph" style:parent-style-name="Standard" style:list-style-name="L3">
      <style:paragraph-properties fo:margin-left="4.001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5" style:family="paragraph" style:parent-style-name="Standard" style:list-style-name="L3">
      <style:paragraph-properties fo:margin-left="4.001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6" style:family="paragraph" style:parent-style-name="Standard" style:list-style-name="L3">
      <style:paragraph-properties fo:margin-left="4.001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7" style:family="paragraph" style:parent-style-name="Standard" style:list-style-name="L3">
      <style:paragraph-properties fo:margin-left="4.001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8" style:family="paragraph" style:parent-style-name="Standard" style:list-style-name="L3">
      <style:paragraph-properties fo:margin-left="2.498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9" style:family="paragraph" style:parent-style-name="Standard" style:list-style-name="L3">
      <style:paragraph-properties fo:margin-left="2.498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fo:keep-together="always"/>
      <style:text-properties style:font-name="Times" fo:font-size="10pt" fo:language="en" fo:country="GB" fo:background-color="transparent"/>
    </style:style>
    <style:style style:name="P31" style:family="paragraph" style:parent-style-name="Text_20_body" style:list-style-name="L2">
      <style:paragraph-properties fo:margin-top="0cm" fo:margin-bottom="0cm" fo:keep-together="always"/>
      <style:text-properties style:font-name="Times" fo:font-size="10pt" fo:language="en" fo:country="GB" fo:background-color="transparent"/>
    </style:style>
    <style:style style:name="P32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33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34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Times" fo:font-size="10pt" fo:language="en" fo:country="GB" fo:background-color="transparent"/>
    </style:style>
    <style:style style:name="P35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36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37" style:family="paragraph" style:parent-style-name="Text_20_body" style:list-style-name="L3">
      <style:paragraph-properties fo:margin-left="2.499cm" fo:margin-right="0cm" fo:margin-top="0cm" fo:margin-bottom="0cm" fo:text-indent="0cm" style:auto-text-indent="false"/>
      <style:text-properties style:font-name="Times" fo:font-size="10pt" fo:language="en" fo:country="GB" fo:background-color="transparent" style:font-size-asian="10pt" style:font-size-complex="10pt"/>
    </style:style>
    <style:style style:name="P38" style:family="paragraph" style:parent-style-name="Text_20_body" style:list-style-name="L3">
      <style:paragraph-properties fo:margin-left="2.499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39" style:family="paragraph" style:parent-style-name="Text_20_body" style:list-style-name="L3">
      <style:paragraph-properties fo:margin-left="2.499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40" style:family="paragraph" style:parent-style-name="Text_20_body" style:list-style-name="L3">
      <style:paragraph-properties fo:margin-left="2.499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41" style:family="paragraph" style:parent-style-name="Text_20_body" style:list-style-name="L3">
      <style:paragraph-properties fo:margin-left="2.499cm" fo:margin-right="0cm" fo:margin-top="0cm" fo:margin-bottom="0cm" fo:text-indent="0cm" style:auto-text-indent="false"/>
      <style:text-properties style:font-name="Times New Roman" fo:font-size="10pt" fo:language="en" fo:country="GB" fo:font-style="normal" fo:background-color="transparent" style:font-size-asian="10pt" style:font-style-asian="normal" style:font-size-complex="10pt" style:font-style-complex="normal"/>
    </style:style>
    <style:style style:name="P42" style:family="paragraph" style:parent-style-name="Text_20_body" style:list-style-name="L3">
      <style:paragraph-properties fo:margin-left="3.752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43" style:family="paragraph" style:parent-style-name="Text_20_body" style:list-style-name="L3">
      <style:paragraph-properties fo:margin-left="3.752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44" style:family="paragraph" style:parent-style-name="Text_20_body" style:list-style-name="L3">
      <style:paragraph-properties fo:margin-left="3.752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45" style:family="paragraph" style:parent-style-name="Text_20_body" style:list-style-name="L3">
      <style:paragraph-properties fo:margin-left="3.752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/>
    </style:style>
    <style:style style:name="T6" style:family="text">
      <style:text-properties style:font-name="Arial" fo:font-style="italic"/>
    </style:style>
    <style:style style:name="T7" style:family="text">
      <style:text-properties style:font-name="Times"/>
    </style:style>
    <style:style style:name="T8" style:family="text">
      <style:text-properties fo:language="en" fo:country="GB" fo:background-color="transparen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size-asian="10pt" style:font-size-complex="10pt"/>
    </style:style>
    <style:style style:name="T12" style:family="text">
      <style:text-properties fo:background-color="transparen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font-size-asian="10pt" style:font-size-complex="10pt"/>
    </style:style>
    <style:style style:name="T15" style:family="text">
      <style:text-properties style:font-name="Times New Roman" fo:language="en" fo:country="GB" fo:background-color="transparent"/>
    </style:style>
    <style:style style:name="T16" style:family="text">
      <style:text-properties style:font-name="Times New Roman" fo:font-size="10pt" fo:language="en" fo:country="GB" fo:background-color="transparent" style:font-size-asian="10pt" style:font-size-complex="10pt"/>
    </style:style>
    <style:style style:name="T17" style:family="text">
      <style:text-properties style:font-name="Times New Roman" fo:font-style="normal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Schematic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Files Format:</text:p>
          </text:index-title>
          <text:p text:style-name="P20"><text:a xlink:type="simple" xlink:href="#1.Schematic files format:|outline" text:style-name="Internet_20_link" text:visited-style-name="Internet_20_link">1 - Schematic files format:</text:a></text:p>
          <text:p text:style-name="P19"><text:a xlink:type="simple" xlink:href="#1.1.Units|outline" text:style-name="Internet_20_link" text:visited-style-name="Internet_20_link">1.1 - Units</text:a></text:p>
          <text:p text:style-name="P19"><text:a xlink:type="simple" xlink:href="#1.2.Header|outline" text:style-name="Internet_20_link" text:visited-style-name="Internet_20_link">1.2 - Header</text:a></text:p>
          <text:p text:style-name="P19"><text:a xlink:type="simple" xlink:href="#1.3.Description of a component|outline" text:style-name="Internet_20_link" text:visited-style-name="Internet_20_link">1.3 - Description of a component</text:a></text:p>
          <text:p text:style-name="P19"><text:a xlink:type="simple" xlink:href="#1.4.Description of a NoConnect symbol|outline" text:style-name="Internet_20_link" text:visited-style-name="Internet_20_link">1.4 - Description of a NoConnect symbol</text:a></text:p>
          <text:p text:style-name="P19"><text:a xlink:type="simple" xlink:href="#1.5.Description of a hierarchical sheet symbol|outline" text:style-name="Internet_20_link" text:visited-style-name="Internet_20_link">1.5 - Description of a hierarchical sheet symbol</text:a></text:p>
          <text:p text:style-name="P19"><text:a xlink:type="simple" xlink:href="#1.6.Description of a text note|outline" text:style-name="Internet_20_link" text:visited-style-name="Internet_20_link">1.6 - Description of a text note</text:a></text:p>
          <text:p text:style-name="P19"><text:a xlink:type="simple" xlink:href="#1.7.Description of a Global Label|outline" text:style-name="Internet_20_link" text:visited-style-name="Internet_20_link">1.7 - Description of a Global Label</text:a></text:p>
          <text:p text:style-name="P19"><text:a xlink:type="simple" xlink:href="#1.8.Description of a Hierarchical label|outline" text:style-name="Internet_20_link" text:visited-style-name="Internet_20_link">1.8 - Description of a Hierarchical label</text:a></text:p>
          <text:p text:style-name="P19"><text:a xlink:type="simple" xlink:href="#1.9.Description of a label|outline" text:style-name="Internet_20_link" text:visited-style-name="Internet_20_link">1.9 - Description of a label</text:a></text:p>
          <text:p text:style-name="P19"><text:a xlink:type="simple" xlink:href="#1.10.Description of a junction|outline" text:style-name="Internet_20_link" text:visited-style-name="Internet_20_link">1.10 - Description of a junction</text:a></text:p>
          <text:p text:style-name="P19"><text:a xlink:type="simple" xlink:href="#1.11.Description of a wire segment (Wire)|outline" text:style-name="Internet_20_link" text:visited-style-name="Internet_20_link">1.11 - Description of a wire segment (Wire)</text:a></text:p>
          <text:p text:style-name="P19"><text:a xlink:type="simple" xlink:href="#1.12.Description of a Bus segment|outline" text:style-name="Internet_20_link" text:visited-style-name="Internet_20_link">1.12 - Description of a Bus segment</text:a></text:p>
          <text:p text:style-name="P19"><text:a xlink:type="simple" xlink:href="#1.13.Description of a dotted line segment |outline" text:style-name="Internet_20_link" text:visited-style-name="Internet_20_link">1.13 - Description of a dotted line segment </text:a></text:p>
          <text:p text:style-name="P19"><text:a xlink:type="simple" xlink:href="#1.14.Description of a bus entry|outline" text:style-name="Internet_20_link" text:visited-style-name="Internet_20_link">1.14 - Description of a bus entry</text:a></text:p>
        </text:index-body>
      </text:table-of-content>
      <text:p text:style-name="Standard"/>
      <text:h text:style-name="P22" text:outline-level="1">Schematic files format:</text:h>
      <text:h text:style-name="Heading_20_2" text:outline-level="2">Units</text:h>
      <text:p text:style-name="P2">Sizes and coordinates are given in mils (1/1000 inch)</text:p>
      <text:h text:style-name="Heading_20_2" text:outline-level="2">Header</text:h>
      <text:p text:style-name="P4">Format :</text:p>
      <text:p text:style-name="P8">EESchema Schematic File Version 1</text:p>
      <text:p text:style-name="P9"><text:span text:style-name="T1">LIBS:</text:span> <text:span text:style-name="T2">libraries list </text:span>(not used, for information only).</text:p>
      <text:p text:style-name="P9"><text:span text:style-name="T1">EELAYER</text:span> <text:span text:style-name="T2">nn mm</text:span> (<text:span text:style-name="T2">nn mm</text:span> not used, reserved)</text:p>
      <text:p text:style-name="P8">EELAYER END</text:p>
      <text:p text:style-name="P9"><text:span text:style-name="T1">$Descr</text:span> <text:span text:style-name="T5">Sheet size </text:span><text:span text:style-name="T6">dimx dimy</text:span><text:span text:style-name="T5"> (sheet size = A4..A0 ou A..E)</text:span></text:p>
      <text:p text:style-name="P9"><text:span text:style-name="T2">Title block description</text:span> (Texts of the title block)</text:p>
      <text:p text:style-name="P8">$EndDescr</text:p>
      <text:p text:style-name="P3"/>
      <text:p text:style-name="P11">EESchema Schematic Spins Version 1</text:p>
      <text:p text:style-name="P11">LIBS:brooktre, cypress, ttl, power, linear, memory, xilinx, idiot, aaci, INTEL, special, device, dsp</text:p>
      <text:p text:style-name="P11">EELAYER 20 0</text:p>
      <text:p text:style-name="P11">EELAYER END</text:p>
      <text:p text:style-name="P11">$Descr A3 16535 11700</text:p>
      <text:p text:style-name="P11">Sheet 1 4</text:p>
      <text:p text:style-name="P11">""</text:p>
      <text:p text:style-name="P11">Date “28 DEC 1996”</text:p>
      <text:p text:style-name="P11">Rev ""</text:p>
      <text:p text:style-name="P11">Comp ""</text:p>
      <text:p text:style-name="P11">Comment1 ""</text:p>
      <text:p text:style-name="P11">Comment2 ""</text:p>
      <text:p text:style-name="P11">Comment3 ""</text:p>
      <text:p text:style-name="P11">Comment4 ""</text:p>
      <text:p text:style-name="P11">$EndDescr</text:p>
      <text:p text:style-name="P3"/>
      <text:h text:style-name="Heading_20_2" text:outline-level="2">Description of a component</text:h>
      <text:p text:style-name="P7">Format:</text:p>
      <text:p text:style-name="P14">$Comp</text:p>
      <text:p text:style-name="P15"><text:span text:style-name="T1">L</text:span> name <text:span text:style-name="T2">reference</text:span></text:p>
      <text:p text:style-name="P15"><text:span text:style-name="T1">U</text:span> <text:span text:style-name="T2">N mm time_stamp</text:span></text:p>
      <text:p text:style-name="P15"><text:soft-page-break/><text:span text:style-name="T1">P </text:span><text:span text:style-name="T2">posx posy</text:span></text:p>
      <text:p text:style-name="P16">List of fields:</text:p>
      <text:p text:style-name="P15"><text:span text:style-name="T1">F </text:span><text:span text:style-name="T2">field_number “text” orientation posX posY size Flags</text:span> (see below)<text:span text:style-name="T4"> hjustify vjustify/italic/bold “name”</text:span></text:p>
      <text:p text:style-name="P17"><text:span text:style-name="T1">1 </text:span>posx posy (redundant: not used)</text:p>
      <text:p text:style-name="P17">A B C B ( orientation matrix with A, B, C, D = - 1, 0 or 1)</text:p>
      <text:p text:style-name="P14">$EndComp</text:p>
      <text:p text:style-name="P7">Description of the fields:</text:p>
      <text:p text:style-name="P15">F n “text” orientation posx posy dimension flags<text:span text:style-name="T10"> hjustify vjustify/italic/bold “name”</text:span></text:p>
      <text:p text:style-name="P15">with n = field number (reference field = 0, value field = 1, N = 0..11 or more)</text:p>
      <text:p text:style-name="P15">orientation = H (horizontal) or V (vertical)<text:span text:style-name="T14">.</text:span></text:p>
      <text:list text:style-name="L3">
        <text:list-item>
          <text:p text:style-name="P38">n = field number :</text:p>
        </text:list-item>
        <text:list-item>
          <text:p text:style-name="P42">reference = 0.</text:p>
        </text:list-item>
        <text:list-item>
          <text:p text:style-name="P42">value = 1.</text:p>
        </text:list-item>
        <text:list-item>
          <text:p text:style-name="P42">Pcb FootPrint = 2.</text:p>
        </text:list-item>
        <text:list-item>
          <text:p text:style-name="P42">User doc link = 3.<text:tab/>At present time: not used (reserved)</text:p>
        </text:list-item>
        <text:list-item>
          <text:p text:style-name="P38">n = 4..11 = fields 1 to 8 (since January 2009 more than 8 field allowed, so n can be &gt; 11.</text:p>
        </text:list-item>
        <text:list-item>
          <text:p text:style-name="P38">text (delimited by double quotes)</text:p>
        </text:list-item>
        <text:list-item>
          <text:p text:style-name="P38">orientation = H (horizontal) or V (vertical).</text:p>
        </text:list-item>
        <text:list-item>
          <text:p text:style-name="P38">position X and Y</text:p>
        </text:list-item>
        <text:list-item>
          <text:p text:style-name="P38">dimension (default = 50)</text:p>
        </text:list-item>
        <text:list-item>
          <text:p text:style-name="P38">Flags: visibility = 0 (visible) or 1 (invisible)</text:p>
        </text:list-item>
        <text:list-item>
          <text:p text:style-name="P41">hjustify vjustify = L R C B or T</text:p>
        </text:list-item>
        <text:list-item>
          <text:p text:style-name="P23">L= left</text:p>
        </text:list-item>
        <text:list-item>
          <text:p text:style-name="P23">R = Right</text:p>
        </text:list-item>
        <text:list-item>
          <text:p text:style-name="P23">C = centre</text:p>
        </text:list-item>
        <text:list-item>
          <text:p text:style-name="P23">B = bottom</text:p>
        </text:list-item>
        <text:list-item>
          <text:p text:style-name="P23">T = Top</text:p>
        </text:list-item>
        <text:list-item>
          <text:p text:style-name="P28">Style: Italic = I or N ( <text:span text:style-name="T12">since January 2009)</text:span></text:p>
        </text:list-item>
        <text:list-item>
          <text:p text:style-name="P28">Style Bold = B or N ( <text:span text:style-name="T12">since January 2009)</text:span></text:p>
        </text:list-item>
        <text:list-item>
          <text:p text:style-name="P37">Name of the field<text:span text:style-name="T13"> (delimited by double quotes)</text:span> (only if it is not the default name)</text:p>
        </text:list-item>
      </text:list>
      <text:p text:style-name="P7"><text:span text:style-name="T11">Note: <text:s/></text:span><text:span text:style-name="T17">vjustify, <text:s/>Italic and <text:s/>Bold are in the same 3 chars word.</text:span></text:p>
      <text:p text:style-name="P34">Example:</text:p>
      <text:p text:style-name="P10"/>
      <text:p text:style-name="P11">Comp</text:p>
      <text:p text:style-name="P11">L CONN_3 JP3</text:p>
      <text:p text:style-name="P11">U 1 1 329879E1</text:p>
      <text:p text:style-name="P11">P 1200 2000</text:p>
      <text:p text:style-name="P11">F 0 “JP3” H 1250 2200 60 0000 C CNN</text:p>
      <text:p text:style-name="P11">F 1 “CONN_3” V 1350 2000 50 0000 C CNN</text:p>
      <text:p text:style-name="P32">F 4 "example" H 8000 4350 60 <text:s/>0000 C CIB "myfield"</text:p>
      <text:p text:style-name="P11"><text:s text:c="4"/>1 1200 2000</text:p>
      <text:p text:style-name="P12"><text:span text:style-name="T7"><text:s text:c="3"/>1 0 0 - 1</text:span> </text:p>
      <text:p text:style-name="P11">$EndComp</text:p>
      <text:p text:style-name="P3"/>
      <text:h text:style-name="Heading_20_2" text:outline-level="2">Description of a NoConnect symbol</text:h>
      <text:p text:style-name="P7">Format: <text:span text:style-name="T1">NoConn ~ </text:span><text:span text:style-name="T2">posx posy</text:span></text:p>
      <text:p text:style-name="P7">Example:</text:p>
      <text:p text:style-name="P11">NoConn ~ 13400 5500</text:p>
      <text:p text:style-name="P3"/>
      <text:h text:style-name="Heading_20_2" text:outline-level="2">Description of a hierarchical sheet symbol</text:h>
      <text:p text:style-name="P7">Format:</text:p>
      <text:p text:style-name="P14">$Sheet</text:p>
      <text:p text:style-name="P15"><text:span text:style-name="T1">S </text:span><text:span text:style-name="T2">posx posy dimx dimy</text:span></text:p>
      <text:p text:style-name="P16">List of Sheet Labels</text:p>
      <text:p text:style-name="P14">$EndSheet</text:p>
      <text:p text:style-name="P7">Format of Sheet Labels</text:p>
      <text:p text:style-name="P15">Fn “text” forms side posx posy dimension</text:p>
      <text:p text:style-name="P15">With:</text:p>
      <text:p text:style-name="P17">n = sequence number (0..x).</text:p>
      <text:p text:style-name="P17">n = 0: name of the corresponding schematic file.</text:p>
      <text:p text:style-name="P17">n = 1: name of the sheet of hierarchy.</text:p>
      <text:p text:style-name="P17"><text:soft-page-break/>form = I (input) O (output)</text:p>
      <text:p text:style-name="P17">side = R (right) or L (left).</text:p>
      <text:p text:style-name="P7">Example:</text:p>
      <text:p text:style-name="P5"/>
      <text:p text:style-name="P11">$Sheet</text:p>
      <text:p text:style-name="P11">S 1800 1600 1500 1500</text:p>
      <text:p text:style-name="P11">F0 “PROGALIM.SCH” 60</text:p>
      <text:p text:style-name="P11">F1 “PROGALIM.SCH” 60</text:p>
      <text:p text:style-name="P12"><text:span text:style-name="T7">F2 “CLK” O R 3300 1800 60</text:span> </text:p>
      <text:p text:style-name="P12"><text:span text:style-name="T7">F3 “/RESET” O R 3300 2000 60</text:span> </text:p>
      <text:p text:style-name="P12"><text:span text:style-name="T7">F4 “VPWR” O R 3300 2700 60</text:span> </text:p>
      <text:p text:style-name="P12"><text:span text:style-name="T7">F5 “/HALT” O R 3300 2100 60</text:span> </text:p>
      <text:p text:style-name="P12"><text:span text:style-name="T7">F6 “TRANSF1” I L 1800 1900 60</text:span> </text:p>
      <text:p text:style-name="P12"><text:span text:style-name="T7">F7 “TRANSF2” I L 1800 2000 60</text:span> </text:p>
      <text:p text:style-name="P12"><text:span text:style-name="T7">F8 “3.84MH” O R 3300 2200 60</text:span> </text:p>
      <text:p text:style-name="P11">$EndSheet</text:p>
      <text:p text:style-name="P3"/>
      <text:h text:style-name="Heading_20_2" text:outline-level="2">Description of a text note</text:h>
      <text:p text:style-name="P7">Format: <text:span text:style-name="T1">Text Notes </text:span><text:span text:style-name="T2">posx posy orientation dimension ~</text:span></text:p>
      <text:p text:style-name="P16">Text</text:p>
      <text:p text:style-name="P7">Example:</text:p>
      <text:p text:style-name="P13">Text Notes 2100 3250 1 60 ~</text:p>
      <text:p text:style-name="P13">TOTO</text:p>
      <text:p text:style-name="P3"/>
      <text:h text:style-name="Heading_20_2" text:outline-level="2">Description of a Global Label</text:h>
      <text:p text:style-name="P7">Format: <text:span text:style-name="T1">Text GLabel</text:span> <text:span text:style-name="T2">posx posy</text:span> <text:span text:style-name="T2">orientation dimension shape</text:span></text:p>
      <text:p text:style-name="P16">Text</text:p>
      <text:p text:style-name="P7">Example:</text:p>
      <text:p text:style-name="P5"/>
      <text:p text:style-name="P13">Text GLabel 3100 2500 2 60 UnSpc</text:p>
      <text:p text:style-name="P13">TITI</text:p>
      <text:p text:style-name="P13">Text GLabel 3150 2700 1 60 3State</text:p>
      <text:p text:style-name="P13">3STATES</text:p>
      <text:p text:style-name="P13">Text GLabel 2750 2800 0 60 UnSpc</text:p>
      <text:p text:style-name="P13">BIDI</text:p>
      <text:p text:style-name="P13">Text GLabel 2750 2650 0 60 Output</text:p>
      <text:p text:style-name="P13">GLABELOUT</text:p>
      <text:p text:style-name="P13">Text GLabel 2750 2400 0 60 Input</text:p>
      <text:p text:style-name="P13">RESET</text:p>
      <text:p text:style-name="P3"/>
      <text:h text:style-name="P21" text:outline-level="2">Description of a Hierarchical label</text:h>
      <text:p text:style-name="P7">Format: <text:span text:style-name="T1">Text HLabel </text:span><text:span text:style-name="T2">posx posy orientation dimension</text:span><text:span text:style-name="T9"> </text:span><text:span text:style-name="T3">shape</text:span></text:p>
      <text:p text:style-name="P16">Text</text:p>
      <text:p text:style-name="P7">Example:</text:p>
      <text:p text:style-name="P5"/>
      <text:p text:style-name="P11">Text HLabel 3400 2000 0 60 Input</text:p>
      <text:p text:style-name="P11">/RESET</text:p>
      <text:p text:style-name="P3"/>
      <text:h text:style-name="Heading_20_2" text:outline-level="2">Description of a label</text:h>
      <text:p text:style-name="P7">Format: <text:span text:style-name="T1">Text Label </text:span><text:span text:style-name="T2">posx posy orientation dimension</text:span> <text:span text:style-name="T1">~</text:span></text:p>
      <text:p text:style-name="P16">Text</text:p>
      <text:p text:style-name="P7">Example:</text:p>
      <text:p text:style-name="P5"/>
      <text:p text:style-name="P11">Text Label 3400 2000 0 60 ~</text:p>
      <text:p text:style-name="P11">/RESET</text:p>
      <text:p text:style-name="P3"><text:soft-page-break/></text:p>
      <text:h text:style-name="Heading_20_2" text:outline-level="2">Description of a junction</text:h>
      <text:p text:style-name="P7">Format: <text:span text:style-name="T1">Connection ~ </text:span><text:span text:style-name="T2">posx posy</text:span></text:p>
      <text:p text:style-name="P7">Example:</text:p>
      <text:p text:style-name="P10"/>
      <text:p text:style-name="P11">Connection ~ 13300 6500</text:p>
      <text:p text:style-name="P3"/>
      <text:h text:style-name="Heading_20_2" text:outline-level="2">Description of a wire segment (Wire)</text:h>
      <text:p text:style-name="P7">Format:</text:p>
      <text:p text:style-name="P14">Wire Wire Line</text:p>
      <text:p text:style-name="P18">startx starty endx endy</text:p>
      <text:p text:style-name="P7">Example:</text:p>
      <text:p text:style-name="P5"/>
      <text:p text:style-name="P11">Wire Wire Line</text:p>
      <text:p text:style-name="P11">3300 1800 3900 1800</text:p>
      <text:p text:style-name="P3"/>
      <text:h text:style-name="Heading_20_2" text:outline-level="2">Description of a Bus segment</text:h>
      <text:p text:style-name="P7">Format:</text:p>
      <text:p text:style-name="P14">Wire Bus Line</text:p>
      <text:p text:style-name="P18">startx starty endx endy</text:p>
      <text:p text:style-name="P7">Example:</text:p>
      <text:p text:style-name="P5"/>
      <text:p text:style-name="P11">Wire Bus Line</text:p>
      <text:p text:style-name="P11">3900 5300 4500 5300</text:p>
      <text:p text:style-name="P6"/>
      <text:h text:style-name="Heading_20_2" text:outline-level="2">Description of a dotted line segment </text:h>
      <text:p text:style-name="P7">Format:</text:p>
      <text:p text:style-name="P14">Wire Notes Line </text:p>
      <text:p text:style-name="P18">startx starty endx endy</text:p>
      <text:p text:style-name="P7">Example:</text:p>
      <text:p text:style-name="P5"/>
      <text:p text:style-name="P13">Wire Notes Line </text:p>
      <text:p text:style-name="P13">2850 3350 2850 3050</text:p>
      <text:p text:style-name="P3"/>
      <text:h text:style-name="Heading_20_2" text:outline-level="2">Description of a bus entry</text:h>
      <text:p text:style-name="P7">Format:</text:p>
      <text:list text:style-name="L1">
        <text:list-item>
          <text:p text:style-name="P30">For an entry wire/bus :</text:p>
        </text:list-item>
      </text:list>
      <text:p text:style-name="P14">Wire Wire Bus</text:p>
      <text:p text:style-name="P18">startx starty endx endy</text:p>
      <text:list text:style-name="L2">
        <text:list-item>
          <text:p text:style-name="P31">For an entry bus/bus :</text:p>
        </text:list-item>
      </text:list>
      <text:p text:style-name="P14">Wire Bus Bus</text:p>
      <text:p text:style-name="P18">startx starty endx endy</text:p>
      <text:p text:style-name="P7">Example:</text:p>
      <text:p text:style-name="P10"/>
      <text:p text:style-name="P11">Entry Wire Bus</text:p>
      <text:p text:style-name="P11">4100 2300 4200 2400</text:p>
      <text:p text:style-name="P11">Entry Bus Bus</text:p>
      <text:p text:style-name="P11">4400 2600 4500 270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1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99cm" fo:margin-bottom="0.3cm"/>
      <style:text-properties fo:color="#800000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align="justify" style:justify-single-word="false" fo:keep-together="always" fo:orphans="0" fo:widows="0" fo:text-indent="0cm" style:auto-text-indent="false" fo:break-before="auto" fo:break-after="auto" fo:keep-with-next="auto"/>
      <style:text-properties fo:color="#008000" style:font-name="Arial2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Schematic Capture File Form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ean-pierre Charras</meta:initial-creator>
    <meta:creation-date>2006-04-12T09:01:35</meta:creation-date>
    <dc:date>2009-01-01T09:59:03</dc:date>
    <dc:language>fr-FR</dc:language>
    <meta:editing-cycles>22</meta:editing-cycles>
    <meta:editing-duration>PT1H12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92" meta:word-count="844" meta:character-count="4634"/>
  </office:meta>
</office:document-meta>
</file>